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bjectDeserializerTest_collection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ObjectDeserializerTest_collection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ObjectDeserializerTest_collection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Map.M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